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0</text:p>
      <text:p text:style-name="P3"><text:line-break/> Date: 24/4<text:line-break/><text:line-break/> Facilitator: <text:s/>Andreas<text:line-break/><text:line-break/> Participants: Johan Gerdin, Andreas Wahlström, Erik Arnebäck<text:line-break/><text:line-break/>1. Objectives: </text:p>
      <text:p text:style-name="P3"><text:tab/></text:p>
      <text:p text:style-name="P3"><text:tab/>Teleport doesn't work</text:p>
      <text:p text:style-name="P3"/>
      <text:p text:style-name="P3"><text:tab/>Problem when player grows ( physics and view ) - position of </text:p>
      <text:p text:style-name="P3"><text:tab/>shape and body differs.<text:tab/></text:p>
      <text:p text:style-name="P3"><text:line-break/>2. Reports:</text:p>
      <text:p text:style-name="P3"><text:tab/></text:p>
      <text:p text:style-name="P3"><text:tab/>Enemy got basic movement – track smaller entities, but is still</text:p>
      <text:p text:style-name="P3"><text:tab/>quite stupid</text:p>
      <text:p text:style-name="P3"/>
      <text:p text:style-name="P3"><text:tab/>Still problem when player grows ( physics and view ) </text:p>
      <text:p text:style-name="P3"/>
      <text:p text:style-name="P3"><text:tab/>can now have 1 active powerUp – we want more<text:line-break/><text:line-break/>3. Discussion items: </text:p>
      <text:p text:style-name="P3"/>
      <text:p text:style-name="P3"><text:tab/>Decided to change the wya in wich we use powerUps. Enum → <text:s/>extend<text:line-break/><text:line-break/>4. Outcomes and assignments: <text:line-break/><text:tab/></text:p>
      <text:p text:style-name="P3"><text:tab/>Erik: Change level, move move to player</text:p>
      <text:p text:style-name="P3"/>
      <text:p text:style-name="P3"><text:tab/>Johan: More powerUp fixing<text:tab/></text:p>
      <text:p text:style-name="P3"/>
      <text:p text:style-name="P3"><text:tab/>Andreas: Documentation, make smarter enemies.</text:p>
      <text:p text:style-name="P3"><text:line-break/>5. Wrap up:<text:line-break/><text:tab/><text:line-break/><text:tab/>Next meeting: monday 29/4 -13<text:line-break/><text:line-break/></text:p>
      <text:p text:style-name="P1"><text:line-break/><text:line-break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24T11:48:36.99</dc:date>
    <meta:editing-duration>PT1H26M22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2" meta:paragraph-count="18" meta:word-count="113" meta:character-count="708"/>
  </office:meta>
</office:document-meta>
</file>